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Hexwerte_5x8.A1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Hexwerte_5x8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10"/>
        <table:table-column table:style-name="co4" table:number-columns-repeated="1016" table:default-cell-style-name="ce4"/>
        <table:table-row table:style-name="ro1">
          <table:table-cell table:number-columns-repeated="5" table:style-name="ce1"/>
          <table:table-cell table:style-name="ce2"/>
          <table:table-cell table:style-name="ce2" table:formula="of:=128*[.A1]+64*[.B1]+32*[.C1]+16*[.D1]+8*[.E1]+4*[.A2]+2*[.B2]+[.C2]" office:value-type="float" office:value="3">
            <text:p>3</text:p>
          </table:table-cell>
          <table:table-cell table:style-name="ce6" table:formula="of:=DEC2HEX([.G1])" office:value-type="string" office:string-value="3">
            <text:p>3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number-columns-repeated="3" table:style-name="ce1" office:value-type="float" office:value="1">
            <text:p>1</text:p>
          </table:table-cell>
          <table:table-cell table:style-name="ce1"/>
          <table:table-cell table:style-name="ce2"/>
          <table:table-cell table:style-name="ce2" table:formula="of:=128*[.D2]+64*[.E2]+32*[.A3]+16*[.B3]+8*[.C3]+4*[.D3]+2*[.E3]+[.A4]" office:value-type="float" office:value="163">
            <text:p>163</text:p>
          </table:table-cell>
          <table:table-cell table:style-name="ce6" table:formula="of:=DEC2HEX([.G2])" office:value-type="string" office:string-value="A3">
            <text:p>A3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2" table:formula="of:=128*[.B4]+64*[.C4]+32*[.D4]+16*[.E4]+8*[.A5]+4*[.B5]+2*[.C5]+[.D5]" office:value-type="float" office:value="104">
            <text:p>104</text:p>
          </table:table-cell>
          <table:table-cell table:style-name="ce6" table:formula="of:=DEC2HEX([.G3])" office:value-type="string" office:string-value="68">
            <text:p>68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1"/>
          <table:table-cell table:style-name="ce2"/>
          <table:table-cell table:style-name="ce2" table:formula="of:=128*[.E5]+64*[.A6]+32*[.B6]+16*[.C6]+8*[.D6]+4*[.E6]+2*[.A7]+[.B7]" office:value-type="float" office:value="198">
            <text:p>198</text:p>
          </table:table-cell>
          <table:table-cell table:style-name="ce6" table:formula="of:=DEC2HEX([.G4])" office:value-type="string" office:string-value="C6">
            <text:p>C6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2" table:formula="of:=128*[.C7]+64*[.D7]+32*[.E7]+16*[.A8]+8*[.B8]+4*[.C8]+2*[.D8]+[.E8]" office:value-type="float" office:value="208">
            <text:p>208</text:p>
          </table:table-cell>
          <table:table-cell table:style-name="ce6" table:formula="of:=DEC2HEX([.G5])" office:value-type="string" office:string-value="D0">
            <text:p>D0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1"/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4" table:style-name="ce1"/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2">
          <table:table-cell table:style-name="ce2" table:number-columns-repeated="7"/>
          <table:table-cell table:style-name="ce8"/>
          <table:table-cell table:style-name="ce2" table:number-columns-repeated="1016"/>
        </table:table-row>
        <table:table-row table:style-name="ro2">
          <table:table-cell table:style-name="ce3" table:formula="of:=&quot;0x&quot;&amp;TEXT([.H1];&quot;00&quot;)&amp;&quot;, 0x&quot;&amp;TEXT([.H2];&quot;00&quot;)&amp;&quot;, 0x&quot;&amp;TEXT([.H3];&quot;00&quot;)&amp;&quot;, 0x&quot;&amp;TEXT([.H4];&quot;00&quot;)&amp;&quot;, 0x&quot;&amp;TEXT([.H5];&quot;00&quot;)&amp;&quot;,&quot;" office:value-type="string" office:string-value="0x03, 0xA3, 0x68, 0xC6, 0xD0,">
            <text:p>0x03, 0xA3, 0x68, 0xC6, 0xD0,</text:p>
          </table:table-cell>
          <table:table-cell table:style-name="ce5" table:number-columns-repeated="6"/>
          <table:table-cell table:style-name="ce9"/>
          <table:table-cell table:style-name="ce2" table:number-columns-repeated="1016"/>
        </table:table-row>
        <table:table-row table:style-name="ro2">
          <table:table-cell table:style-name="ce2" table:number-columns-repeated="7"/>
          <table:table-cell table:style-name="ce8"/>
          <table:table-cell table:style-name="ce2"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0.4cm" style:print-page-order="ttb" style:first-page-number="continue" style:scale-to="100%" style:print="charts drawings objects"/>
      <style:header-style>
        <style:header-footer-properties fo:min-height="0.3cm" fo:margin-left="1.799cm" fo:margin-right="0.4cm" fo:margin-bottom="0cm"/>
      </style:header-style>
      <style:footer-style>
        <style:header-footer-properties fo:min-height="0.499cm" fo:margin-left="1.799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30.12.2017</text:date>, <text:time>16:5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I Karl Hartinger</meta:initial-creator>
    <dc:creator>Karl Hartinger</dc:creator>
    <meta:creation-date>2017-01-08T17:44:13Z</meta:creation-date>
    <dc:date>2017-12-30T16:59:44.92</dc:date>
    <meta:print-date>2017-01-09T19:37:43Z</meta:print-date>
    <meta:editing-duration>PT4H42M13S</meta:editing-duration>
    <meta:editing-cycles>5</meta:editing-cycles>
    <meta:document-statistic meta:table-count="1" meta:cell-count="51" meta:object-count="0"/>
  </office:meta>
</office:document-meta>
</file>